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Inconsolata" svg:font-family="Inconsolata" style:font-adornments="标准" style:font-family-generic="modern" style:font-pitch="fixed"/>
    <style:font-face style:name="造字工房尚黑（非商用）常规体2" svg:font-family="造字工房尚黑（非商用）常规体" style:font-pitch="variable"/>
    <style:font-face style:name="造字工房尚黑（非商用）常规体" svg:font-family="造字工房尚黑（非商用）常规体" style:font-adornments="标准" style:font-pitch="variable"/>
    <style:font-face style:name="造字工房尚黑（非商用）常规体1" svg:font-family="造字工房尚黑（非商用）常规体" style:font-adornments="粗体" style:font-pitch="variable"/>
    <style:font-face style:name="造字工房悦圆（非商用）常规体" svg:font-family="造字工房悦圆（非商用）常规体" style:font-pitch="variable"/>
    <style:font-face style:name="造字工房黄金时代（非商用）细体1" svg:font-family="造字工房黄金时代（非商用）细体" style:font-pitch="variable"/>
    <style:font-face style:name="造字工房黄金时代（非商用）细体" svg:font-family="造字工房黄金时代（非商用）细体" style:font-adornments="标准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Page_20_Number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Inconsolata" svg:font-family="Inconsolata" style:font-adornments="标准" style:font-family-generic="modern" style:font-pitch="fixed"/>
    <style:font-face style:name="造字工房尚黑（非商用）常规体2" svg:font-family="造字工房尚黑（非商用）常规体" style:font-pitch="variable"/>
    <style:font-face style:name="造字工房尚黑（非商用）常规体" svg:font-family="造字工房尚黑（非商用）常规体" style:font-adornments="标准" style:font-pitch="variable"/>
    <style:font-face style:name="造字工房尚黑（非商用）常规体1" svg:font-family="造字工房尚黑（非商用）常规体" style:font-adornments="粗体" style:font-pitch="variable"/>
    <style:font-face style:name="造字工房悦圆（非商用）常规体" svg:font-family="造字工房悦圆（非商用）常规体" style:font-pitch="variable"/>
    <style:font-face style:name="造字工房黄金时代（非商用）细体1" svg:font-family="造字工房黄金时代（非商用）细体" style:font-pitch="variable"/>
    <style:font-face style:name="造字工房黄金时代（非商用）细体" svg:font-family="造字工房黄金时代（非商用）细体" style:font-adornments="标准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造字工房黄金时代（非商用）细体" fo:font-family="造字工房黄金时代（非商用）细体" style:font-style-name="标准" style:font-pitch="variable" fo:font-size="12pt" style:font-name-asian="造字工房黄金时代（非商用）细体1" style:font-family-asian="造字工房黄金时代（非商用）细体" style:font-pitch-asian="variable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造字工房尚黑（非商用）常规体" fo:font-family="造字工房尚黑（非商用）常规体" style:font-style-name="标准" style:font-pitch="variable" fo:font-size="14pt" style:font-name-asian="造字工房尚黑（非商用）常规体" style:font-family-asian="造字工房尚黑（非商用）常规体" style:font-style-name-asian="标准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79cm" loext:contextual-spacing="false" fo:orphans="2" fo:widows="2" style:page-number="auto" style:writing-mode="page"/>
      <style:text-properties style:font-name="造字工房黄金时代（非商用）细体" fo:font-family="造字工房黄金时代（非商用）细体" style:font-style-name="标准" style:font-pitch="variable" fo:font-size="12pt" style:font-size-asian="10.5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center" style:justify-single-word="false" style:page-number="auto" text:number-lines="false" text:line-number="0"/>
      <style:text-properties style:font-name="Calibri" fo:font-family="Calibri" style:font-style-name="Regular" style:font-family-generic="swiss" style:font-pitch="variable" fo:font-size="9pt" fo:font-style="normal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08cm" fo:margin-bottom="0cm" loext:contextual-spacing="false"/>
      <style:text-properties style:font-name="Calibri1" fo:font-family="Calibri" style:font-style-name="Bold" style:font-family-generic="swiss" style:font-pitch="variable" fo:font-size="25.1000003814697pt" fo:font-weight="bold" style:font-name-asian="造字工房尚黑（非商用）常规体2" style:font-family-asian="造字工房尚黑（非商用）常规体" style:font-pitch-asian="variable" style:font-size-asian="22pt" style:font-weight-asian="bold" style:font-size-complex="25.1000003814697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54cm" fo:margin-bottom="0cm" loext:contextual-spacing="false" style:writing-mode="page"/>
      <style:text-properties style:font-name="造字工房尚黑（非商用）常规体1" fo:font-family="造字工房尚黑（非商用）常规体" style:font-style-name="粗体" style:font-pitch="variable" fo:font-size="16pt" fo:font-style="normal" fo:font-weight="bold" style:font-name-asian="造字工房尚黑（非商用）常规体2" style:font-family-asian="造字工房尚黑（非商用）常规体" style:font-pitch-asian="variable" style:font-size-asian="16pt" style:font-style-asian="normal" style:font-weight-asian="bold" style:font-size-complex="18.2000007629395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54cm" fo:margin-bottom="0cm" loext:contextual-spacing="false" style:page-number="auto" style:writing-mode="page"/>
      <style:text-properties style:font-name="造字工房尚黑（非商用）常规体" fo:font-family="造字工房尚黑（非商用）常规体" style:font-style-name="标准" style:font-pitch="variable" fo:font-size="15pt" fo:font-weight="bold" style:font-name-asian="造字工房尚黑（非商用）常规体2" style:font-family-asian="造字工房尚黑（非商用）常规体" style:font-pitch-asian="variable" style:font-size-asian="15pt" style:font-weight-asian="bold" style:font-size-complex="17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style:writing-mode="page"/>
      <style:text-properties fo:font-size="14pt" fo:font-style="normal" fo:font-weight="bold" style:font-name-asian="造字工房尚黑（非商用）常规体2" style:font-family-asian="造字工房尚黑（非商用）常规体" style:font-pitch-asian="variable" style:font-size-asian="14pt" style:font-style-asian="normal" style:font-weight-asian="bold" style:font-size-complex="16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writing-mode="page"/>
      <style:text-properties fo:font-size="12pt" fo:font-weight="bold" style:font-name-asian="造字工房尚黑（非商用）常规体2" style:font-family-asian="造字工房尚黑（非商用）常规体" style:font-pitch-asian="variable" style:font-size-asian="12pt" style:font-weight-asian="bold" style:font-size-complex="13.6999998092651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name-asian="造字工房尚黑（非商用）常规体2" style:font-family-asian="造字工房尚黑（非商用）常规体" style:font-pitch-asian="variable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loext:graphic-properties draw:fill="none" draw:fill-color="#729fcf"/>
      <style:paragraph-properties fo:margin-left="0cm" fo:margin-right="0.6cm" fo:margin-top="0.254cm" fo:margin-bottom="0.254cm" loext:contextual-spacing="false" fo:text-indent="0cm" style:auto-text-indent="false" style:page-number="auto" fo:background-color="transparent" fo:padding="0.4cm" fo:border-left="4pt solid #808080" fo:border-right="none" fo:border-top="none" fo:border-bottom="none" style:shadow="none" style:writing-mode="page"/>
      <style:text-properties fo:font-size="12pt" style:font-name-asian="造字工房悦圆（非商用）常规体" style:font-family-asian="造字工房悦圆（非商用）常规体" style:font-pitch-asian="variable" style:font-size-asian="12pt" style:language-asian="zh" style:country-asian="CN" style:font-size-complex="12pt"/>
    </style:style>
    <style:style style:name="Preformatted_20_Text" style:display-name="Preformatted Text" style:family="paragraph" style:parent-style-name="Standard" style:class="html" style:master-page-name="">
      <style:paragraph-properties fo:margin-left="0.499cm" fo:margin-right="0cm" fo:margin-top="0cm" fo:margin-bottom="0cm" loext:contextual-spacing="false" fo:text-indent="0cm" style:auto-text-indent="false" style:page-number="auto" style:shadow="none" style:writing-mode="page">
        <style:tab-stops/>
      </style:paragraph-properties>
      <style:text-properties style:font-name="Inconsolata" fo:font-family="Inconsolata" style:font-style-name="标准" style:font-family-generic="modern" style:font-pitch="fixed" fo:font-size="10pt" fo:font-weight="normal" style:font-name-asian="造字工房尚黑（非商用）常规体" style:font-family-asian="造字工房尚黑（非商用）常规体" style:font-style-name-asian="标准" style:font-pitch-asian="variable" style:font-size-asian="10pt" style:language-asian="zh" style:country-asian="CN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2pt" style:font-size-asian="12pt" style:font-size-complex="12pt"/>
    </style:style>
    <style:style style:name="Definition_20_Definition" style:display-name="Definition Definition" style:family="paragraph" style:parent-style-name="Standard" style:next-style-name="Text_20_body">
      <style:paragraph-properties fo:margin-left="0.801cm" fo:margin-right="0cm" fo:text-indent="0cm" style:auto-text-indent="false" style:writing-mode="page"/>
    </style:style>
    <style:style style:name="Table_20_Contents" style:display-name="Table Contents" style:family="paragraph" style:parent-style-name="Standard" style:class="extra">
      <style:paragraph-properties fo:margin-left="0.102cm" fo:margin-right="0.102cm" fo:text-indent="0cm" style:auto-text-indent="false" text:number-lines="false" text:line-number="0" style:writing-mode="page"/>
      <style:text-properties style:font-name="造字工房黄金时代（非商用）细体" fo:font-family="造字工房黄金时代（非商用）细体" style:font-style-name="标准" style:font-pitch="variable" fo:font-size="9pt" style:font-size-asian="12pt" style:language-asian="zh" style:country-asian="CN" style:font-size-complex="12pt"/>
    </style:style>
    <style:style style:name="Table_20_Heading" style:display-name="Table Heading" style:family="paragraph" style:parent-style-name="Table_20_Contents" style:class="extra">
      <style:paragraph-properties fo:margin-left="0.102cm" fo:margin-right="0.102cm" fo:text-align="start" style:justify-single-word="false" fo:text-indent="0cm" style:auto-text-indent="false" style:shadow="none" text:number-lines="false" text:line-number="0"/>
      <style:text-properties style:font-name="Calibri1" fo:font-family="Calibri" style:font-style-name="Bold" style:font-family-generic="swiss" style:font-pitch="variable" fo:font-size="9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35cm" fo:margin-right="0cm" fo:text-indent="-0.635cm" style:auto-text-indent="false" text:number-lines="false" text:line-number="0">
        <style:tab-stops/>
      </style:paragraph-properties>
      <style:text-properties style:font-name="Palatino Linotype" fo:font-family="'Palatino Linotype'" style:font-style-name="Regular" style:font-family-generic="roman" style:font-pitch="variable"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Palatino Linotype" fo:font-family="'Palatino Linotype'" style:font-style-name="Regular" style:font-family-generic="roman" style:font-pitch="variable" fo:font-size="8.55000019073486pt" style:font-size-asian="7.5pt" style:font-size-complex="8.55000019073486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margin-top="0.61cm" fo:margin-bottom="0.61cm" loext:contextual-spacing="false"/>
      <style:text-properties style:font-name="Calibri2" fo:font-family="Calibri" style:font-style-name="Light" style:font-family-generic="swiss" style:font-pitch="variable" fo:font-size="11pt" fo:font-style="normal" fo:font-weight="normal"/>
    </style:style>
    <style:style style:name="Author" style:family="paragraph" style:parent-style-name="Standard" style:next-style-name="Date" style:master-page-name="">
      <style:paragraph-properties fo:margin-top="0.254cm" fo:margin-bottom="0cm" loext:contextual-spacing="false" style:page-number="auto"/>
      <style:text-properties style:font-name="Calibri1" fo:font-family="Calibri" style:font-style-name="Bold" style:font-family-generic="swiss" style:font-pitch="variable" fo:font-size="11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writing-mode="page" style:join-border="false"/>
      <style:text-properties fo:color="#000000" fo:font-size="6pt" officeooo:rsid="00353952" style:font-size-asian="6pt" style:language-asian="zh" style:country-asian="CN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top="0.3cm" fo:margin-bottom="0.28cm" loext:contextual-spacing="false" style:page-number="auto" style:shadow="none" style:writing-mode="page">
        <style:tab-stops/>
      </style:paragraph-properties>
      <style:text-properties style:font-name="造字工房黄金时代（非商用）细体" fo:font-family="造字工房黄金时代（非商用）细体" style:font-style-name="标准" style:font-pitch="variable" fo:font-size="11pt" style:font-size-asian="12pt" style:font-size-complex="12pt"/>
    </style:style>
    <style:style style:name="Title" style:family="paragraph" style:parent-style-name="Heading" style:next-style-name="Subtitle" style:class="chapter">
      <style:paragraph-properties fo:margin-top="0.762cm" fo:margin-bottom="0.508cm" loext:contextual-spacing="false" fo:text-align="start" style:justify-single-word="false"/>
      <style:text-properties style:font-name="Calibri1" fo:font-family="Calibri" style:font-style-name="Bold" style:font-family-generic="swiss" style:font-pitch="variable" fo:font-size="18pt" fo:font-weight="bold" style:font-name-asian="造字工房尚黑（非商用）常规体2" style:font-family-asian="造字工房尚黑（非商用）常规体" style:font-pitch-asian="variable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normal" style:font-name-asian="造字工房尚黑（非商用）常规体2" style:font-family-asian="造字工房尚黑（非商用）常规体" style:font-pitch-asian="variable" style:font-size-asian="14pt" style:font-style-asian="normal" style:font-size-complex="14pt" style:font-style-complex="normal"/>
    </style:style>
    <style:style style:name="Abstract" style:family="paragraph" style:parent-style-name="Author">
      <style:paragraph-properties fo:margin-left="1.27cm" fo:margin-right="1.27cm" fo:margin-top="0.254cm" fo:margin-bottom="0.762cm" loext:contextual-spacing="false" fo:text-indent="0cm" style:auto-text-indent="false"/>
      <style:text-properties style:font-name="Palatino Linotype" fo:font-family="'Palatino Linotype'" style:font-style-name="Regular" style:font-family-generic="roman" style:font-pitch="variable" fo:font-size="9pt" fo:font-weight="normal"/>
    </style:style>
    <style:style style:name="Affiliation" style:family="paragraph" style:parent-style-name="Standard">
      <style:text-properties style:font-name="Calibri2" fo:font-family="Calibri" style:font-style-name="Light" style:font-family-generic="swiss" style:font-pitch="variable" fo:font-size="11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0.635cm" fo:margin-right="0cm" fo:text-indent="-0.635cm" style:auto-text-indent="false" style:page-number="auto">
        <style:tab-stops/>
      </style:paragraph-properties>
    </style:style>
    <style:style style:name="Memo_20_header" style:display-name="Memo header" style:family="paragraph" style:parent-style-name="Standard">
      <style:paragraph-properties>
        <style:tab-stops>
          <style:tab-stop style:position="1.905cm"/>
        </style:tab-stops>
      </style:paragraph-properties>
      <style:text-properties fo:font-size="11pt"/>
    </style:style>
    <style:style style:name="Memo_20_header_20_last" style:display-name="Memo header last" style:family="paragraph" style:parent-style-name="Memo_20_header">
      <style:paragraph-properties fo:margin-top="0cm" fo:margin-bottom="1.016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gureCaption" style:family="paragraph" style:parent-style-name="Caption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igureWithCaption" style:family="paragraph" style:parent-style-name="Caption" style:master-page-name="">
      <style:paragraph-properties style:page-number="auto" fo:keep-with-next="always"/>
    </style:style>
    <style:style style:name="Figure" style:family="paragraph" style:parent-style-name="Caption" style:master-page-name="">
      <style:paragraph-properties style:page-number="auto"/>
    </style:style>
    <style:style style:name="TableCaption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8.55000019073486pt" style:font-size-asian="7.5pt" style:font-size-complex="8.5500001907348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pigraph" style:family="paragraph" style:parent-style-name="Text_20_body">
      <style:paragraph-properties fo:margin-left="7.62cm" fo:margin-right="0cm" fo:margin-top="0cm" fo:margin-bottom="0.254cm" loext:contextual-spacing="false" fo:text-indent="0cm" style:auto-text-indent="false"/>
    </style:style>
    <style:style style:name="Epigraph_20_source" style:display-name="Epigraph source" style:family="paragraph" style:parent-style-name="Epigraph">
      <style:paragraph-properties fo:margin-top="0cm" fo:margin-bottom="0.762cm" loext:contextual-spacing="false" fo:text-align="end" style:justify-single-word="false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ize="12pt" fo:font-style="italic" style:font-size-asian="12pt" style:font-style-asian="italic" style:font-size-complex="12pt" style:font-style-complex="italic" loext:padding="0.049cm" loext:border-left="8.25pt solid #b2b2b2" loext:border-right="none" loext:border-top="none" loext:border-bottom="none" loext:shadow="none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造字工房黄金时代（非商用）细体" fo:font-family="造字工房黄金时代（非商用）细体" style:font-style-name="标准" style:font-pitch="variable" fo:font-size="12pt" style:text-underline-style="solid" style:text-underline-width="auto" style:text-underline-color="font-color" style:font-name-asian="造字工房黄金时代（非商用）细体" style:font-family-asian="造字工房黄金时代（非商用）细体" style:font-style-name-asian="标准" style:font-pitch-asian="variable" style:font-size-asian="12pt" style:font-size-complex="12pt" loext:shadow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Line_20_numbering" style:display-name="Line numbering" style:family="text"/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68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8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 </text:p>
      </style:footer>
    </style:master-page>
    <style:master-page style:name="Footnote" style:page-layout-name="Mpm2"/>
    <style:master-page style:name="Endnote" style:page-layout-name="Mpm2"/>
    <style:master-page style:name="Landscap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visions to 2nd year paper</dc:title>
    <dc:date>2016-12-23T18:49:38.874000000</dc:date>
    <meta:generator>LibreOffice/5.2.4.2$Windows_x86 LibreOffice_project/3d5603e1122f0f102b62521720ab13a38a4e0eb0</meta:generator>
    <meta:editing-duration>PT1H3M11S</meta:editing-duration>
    <meta:editing-cycles>23</meta:editing-cycles>
    <meta:document-statistic meta:table-count="0" meta:image-count="0" meta:object-count="0" meta:page-count="1" meta:paragraph-count="1" meta:word-count="1" meta:character-count="2" meta:non-whitespace-character-count="1"/>
  </office:meta>
</office:document-meta>
</file>